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single" style:text-line-through-text="/"/>
    </style:style>
    <style:style style:name="P2" style:family="paragraph" style:parent-style-name="Standard">
      <style:text-properties style:text-line-through-type="single" style:text-line-through-text="123"/>
    </style:style>
  </office:automatic-styles>
  <office:body>
    <office:text>
      <text:p text:style-name="P1">
     this is an example of text with line through, the line through text with /.
   </text:p>
      <text:p text:style-name="P2">
     this is an example of text with line through, the line through text with X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